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3_RS232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5" table:default-cell-style-name="ce1"/>
        <table:table-column table:style-name="co7" table:number-columns-repeated="15362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C_REICHELT</text:p>
          </table:table-cell>
          <table:table-cell office:value-type="string" table:style-name="ce2">
            <text:p>OC_FARNELL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PRICE_SUM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09HP</text:p>
          </table:table-cell>
          <table:table-cell office:value-type="string" table:style-name="ce1">
            <text:p>M09HP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SUB-D</text:p>
          </table:table-cell>
          <table:table-cell office:value-type="string" table:style-name="ce1">
            <text:p>D-SUB ST 09EU</text:p>
          </table:table-cell>
          <table:table-cell table:style-name="ce1"/>
          <table:table-cell office:value-type="currency" office:value="0.33613445378151263" table:formula="of:=0.4/1.19" table:style-name="ce3">
            <text:p>0,34 €</text:p>
          </table:table-cell>
          <table:table-cell office:value-type="currency" office:value="0.33613445378151263" table:formula="of:=[.I2]*[.A2]" table:style-name="ce3">
            <text:p>0,34 €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40, C41, C44, C45, C48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1">
            <text:p>X7R-G0805 100N</text:p>
          </table:table-cell>
          <table:table-cell table:style-name="ce1"/>
          <table:table-cell office:value-type="currency" office:value="2.5210084033613446E-2" table:formula="of:=0.03/1.19" table:style-name="ce3">
            <text:p>0,03 €</text:p>
          </table:table-cell>
          <table:table-cell office:value-type="currency" office:value="0.12605042016806722" table:formula="of:=[.I3]*[.A3]" table:style-name="ce3">
            <text:p>0,1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D</text:p>
          </table:table-cell>
          <table:table-cell office:value-type="string" table:style-name="ce1">
            <text:p>ALLSERIALD</text:p>
          </table:table-cell>
          <table:table-cell office:value-type="string" table:style-name="ce1">
            <text:p>DAUGHTER-THT</text:p>
          </table:table-cell>
          <table:table-cell office:value-type="string" table:style-name="ce1">
            <text:p>X9</text:p>
          </table:table-cell>
          <table:table-cell table:style-name="ce1"/>
          <table:table-cell office:value-type="string" table:style-name="ce1">
            <text:p>SL 2X10W 2,54</text:p>
          </table:table-cell>
          <table:table-cell table:style-name="ce1"/>
          <table:table-cell office:value-type="currency" office:value="0.15126050420168066" table:formula="of:=0.18/1.19" table:style-name="ce3">
            <text:p>0,15 €</text:p>
          </table:table-cell>
          <table:table-cell office:value-type="currency" office:value="0.15126050420168066" table:formula="of:=[.I4]*[.A4]" table:style-name="ce3">
            <text:p>0,1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X211ECWI</text:p>
          </table:table-cell>
          <table:table-cell office:value-type="string" table:style-name="ce1">
            <text:p>MAX211ECWI</text:p>
          </table:table-cell>
          <table:table-cell office:value-type="string" table:style-name="ce1">
            <text:p>SO28L</text:p>
          </table:table-cell>
          <table:table-cell office:value-type="string" table:style-name="ce1">
            <text:p>IC5</text:p>
          </table:table-cell>
          <table:table-cell office:value-type="string" table:style-name="ce1">
            <text:p>RS232 TRANSCEIVER</text:p>
          </table:table-cell>
          <table:table-cell table:style-name="ce1"/>
          <table:table-cell office:value-type="float" office:value="2511832" table:style-name="ce1">
            <text:p>2511832</text:p>
          </table:table-cell>
          <table:table-cell office:value-type="currency" office:value="4.34" table:formula="of:=4.34" table:style-name="ce3">
            <text:p>4,34 €</text:p>
          </table:table-cell>
          <table:table-cell office:value-type="currency" office:value="4.34" table:formula="of:=[.I5]*[.A5]" table:style-name="ce3">
            <text:p>4,34 €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8" table:style-name="ce1"/>
          <table:table-cell table:style-name="ce3"/>
          <table:table-cell office:value-type="currency" office:value="4.95344537815126" table:formula="of:=SUM([.J2:.J5])" table:style-name="ce4">
            <text:p>4,95 €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08T15:09:20Z</dc:date>
    <meta:editing-cycles>4</meta:editing-cycles>
    <meta:editing-duration>PT0S</meta:editing-duration>
  </office:meta>
</office:document-meta>
</file>